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950e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background-color="#ff95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transparent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velopping a class</text:h>
      <text:p text:style-name="P2">Created by : Vincent Destailleur ; inspired by : <text:s/>HFJ p99</text:p>
      <text:p text:style-name="P2">08-01-18 : v1</text:p>
      <text:p text:style-name="P2"/>
      <text:p text:style-name="P2">Modify by : </text:p>
      <text:p text:style-name="P2">xx-xx-xx : v2</text:p>
      <text:p text:style-name="P1">Changes</text:p>
      <text:p text:style-name="P1"/>
      <text:p text:style-name="Standard">1-Figure out what the class is supposed to do.</text:p>
      <text:p text:style-name="Standard">&gt;Concrete work : write the javadoc comments for the class.</text:p>
      <text:p text:style-name="Standard">&gt;If you don't know how to write a javadoc read this <text:span text:style-name="T2">BEFORE</text:span> : <text:a xlink:type="simple" xlink:href="http://java.sun.com/j2se/javadoc/writingdoccomments/"><text:span text:style-name="T3">Link javadoc</text:span></text:a></text:p>
      <text:p text:style-name="Standard">(push the ctrl button and click to reach the link page)</text:p>
      <text:p text:style-name="Standard"/>
      <text:p text:style-name="Standard">2-List the instance variables and methods.</text:p>
      <text:p text:style-name="Standard">&gt;Concrete work : write the corresponding javadoc</text:p>
      <text:p text:style-name="Standard">&gt;If you don't know how to write a javadoc read this <text:span text:style-name="T2">BEFORE</text:span> : <text:a xlink:type="simple" xlink:href="http://java.sun.com/j2se/javadoc/writingdoccomments/"><text:span text:style-name="T3">Link javadoc</text:span></text:a></text:p>
      <text:p text:style-name="Standard"><text:s/></text:p>
      <text:p text:style-name="Standard">(3-Write precode for the methods)</text:p>
      <text:p text:style-name="Standard"/>
      <text:p text:style-name="Standard">4-Write test code for the methods (this recommendation come forme Xp : eXtrem programming)</text:p>
      <text:p text:style-name="Standard">&gt;<text:a xlink:type="simple" xlink:href="http://javaboutique.internet.com/tutorials/UnitTesting/"><text:span text:style-name="T1">TutoJunit</text:span></text:a></text:p>
      <text:p text:style-name="Standard"/>
      <text:p text:style-name="Standard">5-Implement the class</text:p>
      <text:p text:style-name="Standard"/>
      <text:p text:style-name="Standard">6-Test the method</text:p>
      <text:p text:style-name="Standard"/>
      <text:p text:style-name="Standard">7-Debug and reimplement as need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1-18T21:21:43</meta:creation-date>
    <dc:creator>vincent</dc:creator>
    <dc:date>2009-01-18T21:45:55</dc:date>
    <meta:editing-cycles>2</meta:editing-cycles>
    <meta:editing-duration>PT22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128" meta:character-count="721"/>
  </office:meta>
</office:document-meta>
</file>